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3966" officeooo:paragraph-rsid="000b3966"/>
    </style:style>
    <style:style style:name="P2" style:family="paragraph" style:parent-style-name="Text_20_body">
      <style:text-properties fo:font-weight="bold" officeooo:rsid="000b3966" officeooo:paragraph-rsid="000b3966" style:font-weight-asian="bold" style:font-weight-complex="bold"/>
    </style:style>
    <style:style style:name="P3" style:family="paragraph" style:parent-style-name="Text_20_body">
      <style:text-properties officeooo:rsid="000cbedc" officeooo:paragraph-rsid="000cbed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0cbedc" officeooo:paragraph-rsid="000cbedc"/>
    </style:style>
    <style:style style:name="P6" style:family="paragraph" style:parent-style-name="Standard" style:list-style-name="L4">
      <style:text-properties officeooo:rsid="000cbedc" officeooo:paragraph-rsid="000cbedc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rsid="000e9a68" officeooo:paragraph-rsid="000e9a68"/>
    </style:style>
    <style:style style:name="P11" style:family="paragraph" style:parent-style-name="Heading_20_1">
      <style:text-properties officeooo:rsid="000b3966" officeooo:paragraph-rsid="000b3966"/>
    </style:style>
    <style:style style:name="P12" style:family="paragraph" style:parent-style-name="Heading_20_3">
      <style:text-properties officeooo:rsid="000b3966" officeooo:paragraph-rsid="000b3966"/>
    </style:style>
    <style:style style:name="P13" style:family="paragraph" style:parent-style-name="Heading_20_3">
      <style:text-properties officeooo:rsid="000cbedc" officeooo:paragraph-rsid="000cbedc"/>
    </style:style>
    <style:style style:name="T1" style:family="text">
      <style:text-properties officeooo:rsid="000cbe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01f1"/>
    </style:style>
    <style:style style:name="T4" style:family="text">
      <style:text-properties officeooo:rsid="000e9a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nkieta</text:h>
      <text:h text:style-name="P12" text:outline-level="3">Proporcja czasochlonności do wiedzy: </text:h>
      <text:p text:style-name="P1">Uczestniczycie w pierwszej (eksperymentalnej) serii przedmiotu. Chciałbym zebrać wasze wrażenia z pierwszej połowy zajęć. Zaznacz <text:span text:style-name="T2">prawdziwe</text:span> stwierdzenia</text:p>
      <text:list xml:id="list1867583262021965969" text:style-name="L1">
        <text:list-item>
          <text:p text:style-name="P4"><text:span text:style-name="T3">(4) </text:span>Zajęcia są zbyt czasochłonne</text:p>
        </text:list-item>
        <text:list-item>
          <text:p text:style-name="P4"><text:span text:style-name="T3">(16) </text:span>Zajęcia są czasochłonne ale mam wrażenie że warto poświęcić czas, ponieważ uczę się nowych rzeczy</text:p>
        </text:list-item>
        <text:list-item>
          <text:p text:style-name="P4"><text:span text:style-name="T3">(0) </text:span>Nudzę się na zajęciach </text:p>
        </text:list-item>
        <text:list-item>
          <text:p text:style-name="P4"><text:span text:style-name="T3">(3) </text:span>Zajęcia są za trudne. </text:p>
        </text:list-item>
        <text:list-item>
          <text:p text:style-name="P4"><text:span text:style-name="T3">(2) </text:span>Wykłady są niejasne </text:p>
        </text:list-item>
        <text:list-item>
          <text:p text:style-name="P4"><text:span text:style-name="T3">(9) </text:span>Wykłady są jasne </text:p>
        </text:list-item>
        <text:list-item>
          <text:p text:style-name="P5"><text:span text:style-name="T3">(7) </text:span>Kolokwia są za trudne </text:p>
        </text:list-item>
        <text:list-item>
          <text:p text:style-name="P5"><text:span text:style-name="T3">(11) </text:span>Kolokwia są trudne, ale w sumie napisanie funkcji w pythonie na kartce powinno być do ogarnięcia</text:p>
        </text:list-item>
        <text:list-item>
          <text:p text:style-name="P5"><text:span text:style-name="T3">(2) </text:span>Wkurza mnie to że kolokwia nie są sprawdzone w ciągu tygodnia</text:p>
        </text:list-item>
      </text:list>
      <text:h text:style-name="P12" text:outline-level="3">Konsultacje</text:h>
      <text:p text:style-name="P1">Ponieważ zapomniałem wyznaczyć termin konsultacji, to teraz chciałbym wyznaczyć termin tak żeby pasował wszystkim studentom. Opcje są dwie: albo przez hangouty (zdalnie) albo standardowo f2f. Opcje są takie (zaznacz wszystkie pasujące) :</text:p>
      <text:list xml:id="list1056502877422107502" text:style-name="L2">
        <text:list-item>
          <text:p text:style-name="P7"><text:span text:style-name="T4">(3) </text:span>Nie potrzebuję</text:p>
        </text:list-item>
        <text:list-item>
          <text:p text:style-name="P7"><text:span text:style-name="T4">(8) </text:span>Wtorki 16-17</text:p>
        </text:list-item>
        <text:list-item>
          <text:p text:style-name="P7"><text:span text:style-name="T4">(8) </text:span>Wtorki 17-18</text:p>
        </text:list-item>
        <text:list-item>
          <text:p text:style-name="P7"><text:span text:style-name="T4">(7) </text:span>Czwartki 17-18</text:p>
        </text:list-item>
        <text:list-item>
          <text:p text:style-name="P7"><text:span text:style-name="T4">(8) </text:span>Poniedziałki 19-20 (hangouty)</text:p>
        </text:list-item>
        <text:list-item>
          <text:p text:style-name="P7"><text:span text:style-name="T4">(10) </text:span>Środy 19-20 (hangouty)</text:p>
        </text:list-item>
        <text:list-item>
          <text:p text:style-name="P7"><text:span text:style-name="T4">(6) </text:span>Piątki 19-20 (hangouty)</text:p>
        </text:list-item>
        <text:list-item>
          <text:p text:style-name="P7"><text:span text:style-name="T4">(5) </text:span>Niedziele 19-20 (hangouty)</text:p>
        </text:list-item>
      </text:list>
      <text:h text:style-name="P12" text:outline-level="3">Dalsze tematy zajęć</text:h>
      <text:p text:style-name="P1">Dalsze tematy zajęć które uznaje za bardzo istotne: </text:p>
      <text:list xml:id="list8034102897739350897" text:style-name="L3">
        <text:list-item>
          <text:p text:style-name="P8">Biblioteka Pandas </text:p>
        </text:list-item>
        <text:list-item>
          <text:p text:style-name="P8">Wieloprocesowowść</text:p>
        </text:list-item>
        <text:list-item>
          <text:p text:style-name="P8">Ipython notebook, matplotlib (wykresy) </text:p>
        </text:list-item>
      </text:list>
      <text:p text:style-name="P1">Tematy które możemy poruszyć (wybierz dwa, ew. więcej)</text:p>
      <text:list xml:id="list1103236328229141679" text:style-name="L4">
        <text:list-item>
          <text:p text:style-name="P9"><text:span text:style-name="T4">(4) </text:span>Ładowanie danych z roota </text:p>
        </text:list-item>
        <text:list-item>
          <text:p text:style-name="P9"><text:span text:style-name="T4">(1) </text:span>Modelowanie soczewki </text:p>
        </text:list-item>
        <text:list-item>
          <text:p text:style-name="P9"><text:span text:style-name="T4">(9) </text:span>Integracja Pythona z C (również bez pisania kodu C) </text:p>
        </text:list-item>
        <text:list-item>
          <text:p text:style-name="P9"><text:span text:style-name="T4">(6) </text:span>Zbieranie danych z stron WWW (BeautifullSoup) </text:p>
        </text:list-item>
        <text:list-item>
          <text:p text:style-name="P9"><text:span text:style-name="T4">(5) </text:span>Stawianie serwerów WWW (podstawy) </text:p>
        </text:list-item>
        <text:list-item>
          <text:p text:style-name="P9"><text:span text:style-name="T4">(8) </text:span>Systemy rozproszone w Pythonie (potstawy programowania sieciowego) </text:p>
        </text:list-item>
        <text:list-item>
          <text:p text:style-name="P6"><text:span text:style-name="T4">(6) </text:span>Eksploracja danych (sieci neuronowe, drzewa losowe, takie rzeczy)</text:p>
          <text:list>
            <text:list-item>
              <text:p text:style-name="P6">Ew. praca z biblioteką scikits-learn</text:p>
            </text:list-item>
          </text:list>
        </text:list-item>
        <text:list-item>
          <text:p text:style-name="P10">(4) Scipy</text:p>
        </text:list-item>
        <text:list-item>
          <text:p text:style-name="P10">(1) Analiza obrazuu</text:p>
        </text:list-item>
      </text:list>
      <text:p text:style-name="P2">Jeśli wybrałeś więcej niż 2 podaj które <text:span text:style-name="T1">z tematów “istotnych” mam usunąć: </text:span></text:p>
      <text:p text:style-name="P2"/>
      <text:p text:style-name="P2"/>
      <text:h text:style-name="P1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1-26T22:58:05.296500029</meta:creation-date>
    <dc:date>2014-11-30T20:20:44.955688704</dc:date>
    <dc:creator>Jacek Bzdak</dc:creator>
    <meta:editing-duration>PT30M42S</meta:editing-duration>
    <meta:editing-cycles>3</meta:editing-cycles>
    <meta:generator>LibreOffice/4.3.3.2$Linux_X86_64 LibreOffice_project/430m0$Build-2</meta:generator>
    <meta:printed-by>Jacek Bzdak</meta:printed-by>
    <meta:print-date>2014-11-30T19:57:10.922242918</meta:print-date>
    <meta:document-statistic meta:table-count="0" meta:image-count="0" meta:object-count="0" meta:page-count="1" meta:paragraph-count="39" meta:word-count="281" meta:character-count="1758" meta:non-whitespace-character-count="1530"/>
  </office:meta>
</office:document-meta>
</file>